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P1" style:family="paragraph">
      <style:paragraph-properties fo:text-align="end">
        <style:tab-stops/>
      </style:paragraph-properties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13.582cm" svg:y1="1.999cm" svg:x2="13.582cm" svg:y2="13.999cm">
          <text:p/>
        </draw:line>
        <draw:frame draw:style-name="gr2" draw:layer="layout" svg:width="0.68cm" svg:height="1.038cm" svg:x="14.182cm" svg:y="13.399cm">
          <draw:text-box>
            <text:p>t</text:p>
          </draw:text-box>
        </draw:frame>
        <draw:line draw:style-name="gr1" draw:text-style-name="P1" draw:layer="layout" svg:x1="19.582cm" svg:y1="1.999cm" svg:x2="19.582cm" svg:y2="13.999cm">
          <text:p/>
        </draw:line>
        <draw:line draw:style-name="gr1" draw:text-style-name="P2" draw:layer="layout" svg:x1="13.582cm" svg:y1="2.099cm" svg:x2="19.582cm" svg:y2="3.299cm">
          <text:p/>
        </draw:line>
        <draw:line draw:style-name="gr1" draw:text-style-name="P2" draw:layer="layout" svg:x1="13.582cm" svg:y1="5.128cm" svg:x2="19.582cm" svg:y2="6.328cm">
          <text:p/>
        </draw:line>
        <draw:line draw:style-name="gr1" draw:text-style-name="P2" draw:layer="layout" svg:x1="13.582cm" svg:y1="9.128cm" svg:x2="19.582cm" svg:y2="10.328cm">
          <text:p/>
        </draw:line>
        <draw:line draw:style-name="gr1" draw:text-style-name="P2" draw:layer="layout" svg:x1="13.582cm" svg:y1="11.128cm" svg:x2="19.582cm" svg:y2="12.328cm">
          <text:p/>
        </draw:line>
        <draw:line draw:style-name="gr3" draw:text-style-name="P2" draw:layer="layout" svg:x1="13.582cm" svg:y1="15.099cm" svg:x2="20.182cm" svg:y2="15.099cm">
          <text:p text:style-name="P2">Interrupciones</text:p>
          <text:p text:style-name="P2"/>
        </draw:line>
        <draw:line draw:style-name="gr4" draw:text-style-name="P2" draw:layer="layout" svg:x1="13.582cm" svg:y1="15.852cm" svg:x2="20.182cm" svg:y2="15.852cm">
          <text:p text:style-name="P2">Manejo de paquetes</text:p>
          <text:p text:style-name="P2"/>
        </draw:line>
        <draw:line draw:style-name="gr1" draw:text-style-name="P2" draw:layer="layout" svg:x1="19.582cm" svg:y1="3.299cm" svg:x2="13.582cm" svg:y2="4.499cm">
          <text:p/>
        </draw:line>
        <draw:line draw:style-name="gr1" draw:text-style-name="P2" draw:layer="layout" svg:x1="19.582cm" svg:y1="7.328cm" svg:x2="13.582cm" svg:y2="8.528cm">
          <text:p/>
        </draw:line>
        <draw:line draw:style-name="gr1" draw:text-style-name="P2" draw:layer="layout" svg:x1="19.582cm" svg:y1="9.328cm" svg:x2="13.582cm" svg:y2="10.528cm">
          <text:p/>
        </draw:line>
        <draw:line draw:style-name="gr1" draw:text-style-name="P2" draw:layer="layout" svg:x1="19.582cm" svg:y1="11.328cm" svg:x2="13.582cm" svg:y2="12.528cm">
          <text:p/>
        </draw:line>
        <draw:line draw:style-name="gr1" draw:text-style-name="P2" draw:layer="layout" svg:x1="12.582cm" svg:y1="2.128cm" svg:x2="13.582cm" svg:y2="2.128cm">
          <text:p/>
        </draw:line>
        <draw:line draw:style-name="gr1" draw:text-style-name="P2" draw:layer="layout" svg:x1="12.582cm" svg:y1="3.128cm" svg:x2="13.582cm" svg:y2="3.128cm">
          <text:p/>
        </draw:line>
        <draw:line draw:style-name="gr1" draw:text-style-name="P2" draw:layer="layout" svg:x1="12.582cm" svg:y1="4.128cm" svg:x2="13.582cm" svg:y2="4.128cm">
          <text:p/>
        </draw:line>
        <draw:line draw:style-name="gr1" draw:text-style-name="P2" draw:layer="layout" svg:x1="12.582cm" svg:y1="5.128cm" svg:x2="13.582cm" svg:y2="5.128cm">
          <text:p/>
        </draw:line>
        <draw:line draw:style-name="gr1" draw:text-style-name="P2" draw:layer="layout" svg:x1="12.582cm" svg:y1="6.128cm" svg:x2="13.582cm" svg:y2="6.128cm">
          <text:p/>
        </draw:line>
        <draw:line draw:style-name="gr1" draw:text-style-name="P2" draw:layer="layout" svg:x1="12.582cm" svg:y1="7.128cm" svg:x2="13.582cm" svg:y2="7.128cm">
          <text:p/>
        </draw:line>
        <draw:line draw:style-name="gr1" draw:text-style-name="P2" draw:layer="layout" svg:x1="12.582cm" svg:y1="8.128cm" svg:x2="13.582cm" svg:y2="8.128cm">
          <text:p/>
        </draw:line>
        <draw:line draw:style-name="gr1" draw:text-style-name="P2" draw:layer="layout" svg:x1="12.582cm" svg:y1="9.128cm" svg:x2="13.582cm" svg:y2="9.128cm">
          <text:p/>
        </draw:line>
        <draw:line draw:style-name="gr1" draw:text-style-name="P2" draw:layer="layout" svg:x1="12.582cm" svg:y1="10.128cm" svg:x2="13.582cm" svg:y2="10.128cm">
          <text:p/>
        </draw:line>
        <draw:line draw:style-name="gr1" draw:text-style-name="P2" draw:layer="layout" svg:x1="12.582cm" svg:y1="11.128cm" svg:x2="13.582cm" svg:y2="11.128cm">
          <text:p/>
        </draw:line>
        <draw:line draw:style-name="gr1" draw:text-style-name="P2" draw:layer="layout" svg:x1="12.582cm" svg:y1="12.128cm" svg:x2="13.582cm" svg:y2="12.128cm">
          <text:p/>
        </draw:line>
        <draw:line draw:style-name="gr3" draw:text-style-name="P2" draw:layer="layout" svg:x1="12.587cm" svg:y1="15.103cm" svg:x2="13.587cm" svg:y2="15.103cm">
          <text:p text:style-name="P3">Llegada <text:s text:c="8"/></text:p>
          <text:p text:style-name="P3">paquete</text:p>
          <text:p text:style-name="P2"/>
          <text:p text:style-name="P2"/>
        </draw:line>
        <draw:frame draw:style-name="gr2" draw:layer="layout" svg:width="1.594cm" svg:height="1.038cm" svg:x="12.783cm" svg:y="1cm">
          <draw:text-box>
            <text:p>NIC</text:p>
          </draw:text-box>
        </draw:frame>
        <draw:frame draw:style-name="gr2" draw:text-style-name="P2" draw:layer="layout" svg:width="2.013cm" svg:height="1.038cm" svg:x="18.577cm" svg:y="1.001cm">
          <draw:text-box>
            <text:p text:style-name="P2">Linu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ugenio Pérez Martín</meta:initial-creator>
    <meta:creation-date>2014-09-13T20:35:15.924734264</meta:creation-date>
    <dc:date>2014-09-13T20:59:41.585426657</dc:date>
    <dc:creator>Eugenio Pérez Martín</dc:creator>
    <meta:editing-duration>PT1M57S</meta:editing-duration>
    <meta:editing-cycles>4</meta:editing-cycles>
    <meta:generator>LibreOffice/4.2.5.2$Linux_X86_64 LibreOffice_project/420m0$Build-2</meta:generator>
    <meta:document-statistic meta:object-count="27"/>
  </office:meta>
</office:document-meta>
</file>